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b8e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b8e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b8e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b8e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b8e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b8e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b8e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b8e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b8e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b8e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b8e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b8e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b8e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b8e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b8e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b8e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b8e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leska Hecnymar Rodríguez Torre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Simón Rodríguez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8/11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2707344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Yajaira Argeli Jimé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35420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1.75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5" meta:non-whitespace-character-count="1007"/>
    <meta:template xlink:type="simple" xlink:actuate="onRequest" xlink:title="Normal" xlink:href=""/>
  </office:meta>
</office:document-meta>
</file>